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56a72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56a72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4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VI</text:span></text:p>
      <text:p text:style-name="P2"><text:span text:style-name="T4">Утром Алина как обычно вошла в класс. До звонка оставалось несколько минут. Место Александра пустовало. «Хм. Что это его нет? Ну и ладно. Что я вообще удивляюсь? Обычный Алехин» – подумала девушка и погрузилась в чтение какой-то книги. Тем временем Александр носился по квартире, наводя порядок, расставляя стол и приготовляя еду. Он старался делать все сразу, и зрелище это было забавным. По кухне летали ложки, вилки и ножи, по залу тряпки. На полу виднелись лужи воды. Суету его нарушил звонок в дверь. Насторожившись, парень осторожно щелкнул замком и надавил на ручку. Стоя со шваброй в руках, на пороге он увидел отца. </text:span></text:p>
      <text:p text:style-name="P2"><text:span text:style-name="T4">–Весь в делах, как вижу? – посмеялся Павел. </text:span></text:p>
      <text:p text:style-name="P2"><text:span text:style-name="T4">–Дела есть, – улыбнулся парень. </text:span></text:p>
      <text:p text:style-name="P2"><text:span text:style-name="T4">–Так понимаю, на ужине тебя сегодня не ждать? </text:span></text:p>
      <text:p text:style-name="P2"><text:span text:style-name="T4">–Не, я не приду. Это не для меня. К тому же не люблю разговоры о политике. Я приеду завтра на твой день рождения. </text:span></text:p>
      <text:p text:style-name="P2"><text:span text:style-name="T4">–Ну хорошо. Буду ждать. И не забудь, с тебя еще партия и коньяк. </text:span></text:p>
      <text:p text:style-name="P2"><text:span text:style-name="T4">–Да помню я, отец. Помню. Зайдешь? </text:span></text:p>
      <text:p text:style-name="P2"><text:span text:style-name="T4">–Да, у меня есть немного времени. Тебе помощь не нужна? </text:span></text:p>
      <text:p text:style-name="P2"><text:span text:style-name="T4">–Ну мне бы не помешал совет, где взять цветы получше, – усмехнулся Александр. </text:span></text:p>
      <text:p text:style-name="P2"><text:span text:style-name="T4">–А кто-то у нас, как я посмотрю начал ухаживать. Меня интересуют подробности, – с деловым видом сказал Алехин, снимая пальто. </text:span></text:p>
      <text:p text:style-name="P2"><text:span text:style-name="T4">Следующий час прошел за разговорами. Павел рассказал сыну множество историй из своей юности, помог привести в порядок квартиру и стол и посоветовал несколько хороших магазинов. </text:span><text:soft-page-break/><text:span text:style-name="T4">Александр в ужасе посмотрел на часы. Он выбился из своего графика и опаздывал. Открыв небольшой шкафчик, он достал и протянул отцу дорогой коньяк. </text:span></text:p>
      <text:p text:style-name="P2"><text:span text:style-name="T4">–Ну вот и прекрасно, сказал Павел, накидывая пальто.</text:span></text:p>
      <text:p text:style-name="P2"><text:span text:style-name="T4">–Тебе спасибо! </text:span></text:p>
      <text:p text:style-name="P2"><text:span text:style-name="T4">–Помни. Действуй. Будь настойчивее. Ты не должен подчиняться, должен подчинять, – сказал Павел и ушел. </text:span></text:p>
      <text:p text:style-name="P2"><text:span text:style-name="T4">Младший Алехин надел красивый костюмчик, подумал еще о чем-то, после чего застегнул дорогое пальто и, распространяя запах дорогих духов, выше из квартиры. Через полчаса он стоял у входа в школу, наблюдая за выходящими оттуда его одноклассниками. Ему не было дела до них. Он поглядывал то на вход, то на букет дорогих нежных роз, испускающих прекрасный аромат и слегка поджимающих нежные листочки от осеннего ветра. Вот на крыльце появилась Алина. Ветер подхватил ее волосы, разбрасывая в разные стороны. Девушка сверкнула глазами и спокойно начала спускаться по ступенькам. Алехин тихо подошел, преграждая ей путь. </text:span></text:p>
      <text:p text:style-name="P2"><text:span text:style-name="T4">–Привет, – негромко произнес он. </text:span></text:p>
      <text:p text:style-name="P2"><text:span text:style-name="T4">–Я с прогульщиками не общаюсь, – язвительно ответила девушка. </text:span></text:p>
      <text:p text:style-name="P2"><text:span text:style-name="T4">–Алин, постой. Это тебе. И поверь, меня сегодня не просто так не было, – сказал парень, протягивая цветы.</text:span></text:p>
      <text:p text:style-name="P2"><text:span text:style-name="T4">–Спасибо, конечно, но я не возьму их. Во-первых, они дорогие, а во <text:s/>вторых мне они ни к чему, тем более от тебя! </text:span></text:p>
      <text:p text:style-name="P2"><text:span text:style-name="T4">–Слушай, а не хочешь поехать покататься? </text:span></text:p>
      <text:p text:style-name="P2"><text:span text:style-name="T4">–А с чего бы это я должна ехать с тобой кататься? Мне нужно уроки на завтра сделать. А еще и французский. Уж видимо не судьба. </text:span></text:p>
      <text:p text:style-name="P2"><text:soft-page-break/><text:span text:style-name="T4">–Я помогу тебе с уроками и с французским. </text:span></text:p>
      <text:p text:style-name="P2"><text:span text:style-name="T4">–Предпочту отказаться, – спокойно сказала она, но не успела и опомниться, как уже оказалась на руках парня. Тот спокойно, не обращая внимания на ее возмущенные фразы, посадил ее на переднее сидение машины, садясь рядом. </text:span></text:p>
      <text:p text:style-name="P2"><text:span text:style-name="T4">–Алин, поехали уже. Не пожалеешь. К тому же у меня появились идеи по проекту. </text:span></text:p>
      <text:p text:style-name="P2"><text:span text:style-name="T4">–Если вдруг у меня будут какие-то проблемы с учебой или французским из-за тебя или ты что-то придумаешь, Алехин, то ты труп, запомни это!</text:span></text:p>
      <text:p text:style-name="P2"><text:span text:style-name="T4">–Посмотрим, – усмехнулся тот и резко выехал со стоянки, направляясь по дороге прочь от города. </text:span></text:p>
      <text:p text:style-name="P2"><text:span text:style-name="T4">Уже темнело, когда машина остановилась около высокого дома. Девушка устало зевнула, выходя из машины. </text:span></text:p>
      <text:p text:style-name="P2"><text:span text:style-name="T4">–Признаю, мне понравилось. Но ты не думай ни о чем. То что я согласилась поехать к тебе ничего не значит. Просто ты обещал помочь с домашкой и что-то рассказать по проекту. </text:span></text:p>
      <text:p text:style-name="P2"><text:span text:style-name="T4">–Помню, помню, пойдем уже. </text:span></text:p>
      <text:p text:style-name="P2"><text:span text:style-name="T4">–Эх, сейчас бы в клуб. Выпить, потанцевать. Я так устала уже от всего. </text:span></text:p>
      <text:p text:style-name="P2"><text:span text:style-name="T4">–Я сейчас не ослышался? – удивленно спросил Александр, нажимая кнопку лифта. </text:span></text:p>
      <text:p text:style-name="P2"><text:span text:style-name="T4">–Знаешь, Саш, отличницы и правильные с виду девочки тоже устают и тоже имеют темные стороны. </text:span></text:p>
      <text:p text:style-name="P2"><text:span text:style-name="T4">–Ну тогда может быть ты предпочтешь выпить и потанцевать в моей компании, чем шарахаться по клубам? </text:span></text:p>
      <text:p text:style-name="P2"><text:soft-page-break/><text:span text:style-name="T4">–Что за странные предложения? Да и разве у тебя есть что выпить? </text:span></text:p>
      <text:p text:style-name="P2"><text:span text:style-name="T4">–Увидишь, – усмехнулся тот, щелкая ключами в замке и открывая железную дверь. Александр загадочно улыбнулся и, приглашая девушку за собой, сделал шаг в квартиру. Алина неуверенно переступила порог, захлопывая за собой дверь. Алехин помог девушке снять и повесить пальто, после чего взял ее за руку и повел по длинному коридору в сторону дальней двери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20:18:02.031000000</meta:creation-date>
    <dc:date>2022-05-15T20:18:24.917000000</dc:date>
    <meta:editing-duration>PT23S</meta:editing-duration>
    <meta:editing-cycles>1</meta:editing-cycles>
    <meta:document-statistic meta:table-count="0" meta:image-count="0" meta:object-count="0" meta:page-count="4" meta:paragraph-count="36" meta:word-count="709" meta:character-count="4445" meta:non-whitespace-character-count="3726"/>
    <meta:generator>LibreOffice/7.2.2.2$Windows_X86_64 LibreOffice_project/02b2acce88a210515b4a5bb2e46cbfb63fe97d56</meta:generator>
  </office:meta>
</office:document-meta>
</file>